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ce1"/>
        <table:table-row table:style-name="ro1">
          <table:table-cell table:style-name="ce1"/>
          <table:table-cell office:value-type="string" calcext:value-type="string">
            <text:p>NON-CONS</text:p>
          </table:table-cell>
          <table:table-cell table:style-name="ce1"/>
          <table:table-cell office:value-type="string" calcext:value-type="string">
            <text:p>CONSERVATIVE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2.0299" calcext:value-type="float">
            <text:p>2,0299</text:p>
          </table:table-cell>
          <table:table-cell office:value-type="float" office:value="0.0011" calcext:value-type="float">
            <text:p>0,0011</text:p>
          </table:table-cell>
          <table:table-cell office:value-type="float" office:value="2.2895" calcext:value-type="float">
            <text:p>2,2895</text:p>
          </table:table-cell>
          <table:table-cell table:style-name="Default" office:value-type="float" office:value="0.0074" calcext:value-type="float">
            <text:p>0,007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1.9539" calcext:value-type="float">
            <text:p>1,9539</text:p>
          </table:table-cell>
          <table:table-cell office:value-type="float" office:value="0.0113" calcext:value-type="float">
            <text:p>0,0113</text:p>
          </table:table-cell>
          <table:table-cell office:value-type="float" office:value="2.3102" calcext:value-type="float">
            <text:p>2,3102</text:p>
          </table:table-cell>
          <table:table-cell table:style-name="Default" office:value-type="float" office:value="0.0146" calcext:value-type="float">
            <text:p>0,0146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2.583" calcext:value-type="float">
            <text:p>2,583</text:p>
          </table:table-cell>
          <table:table-cell office:value-type="float" office:value="0.1138" calcext:value-type="float">
            <text:p>0,1138</text:p>
          </table:table-cell>
          <table:table-cell office:value-type="float" office:value="2.9952" calcext:value-type="float">
            <text:p>2,9952</text:p>
          </table:table-cell>
          <table:table-cell table:style-name="Default" office:value-type="float" office:value="0.1499" calcext:value-type="float">
            <text:p>0,1499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502" calcext:value-type="float">
            <text:p>1,502</text:p>
          </table:table-cell>
          <table:table-cell office:value-type="float" office:value="0.0049" calcext:value-type="float">
            <text:p>0,0049</text:p>
          </table:table-cell>
          <table:table-cell office:value-type="float" office:value="1.4327" calcext:value-type="float">
            <text:p>1,4327</text:p>
          </table:table-cell>
          <table:table-cell table:style-name="Default" office:value-type="float" office:value="0.0056" calcext:value-type="float">
            <text:p>0,0056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688" calcext:value-type="float">
            <text:p>0,6688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6915" calcext:value-type="float">
            <text:p>0,6915</text:p>
          </table:table-cell>
          <table:table-cell table:style-name="Default" office:value-type="float" office:value="0.0028" calcext:value-type="float">
            <text:p>0,0028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r gamma1</text:p>
          </table:table-cell>
          <table:table-cell table:style-name="ce1" office:value-type="float" office:value="1.49521531100478" calcext:value-type="float">
            <text:p>1,4952</text:p>
          </table:table-cell>
          <table:table-cell table:style-name="ce1" office:value-type="float" office:value="0.00201210194363682" calcext:value-type="float">
            <text:p>0,0020</text:p>
          </table:table-cell>
          <table:table-cell table:style-name="ce1" office:value-type="float" office:value="1.44613159797542" calcext:value-type="float">
            <text:p>1,4461</text:p>
          </table:table-cell>
          <table:table-cell office:value-type="float" office:value="0.0058556304762562" calcext:value-type="float">
            <text:p>0,0059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979" calcext:value-type="float">
            <text:p>1,7979</text:p>
          </table:table-cell>
          <table:table-cell office:value-type="float" office:value="0.02" calcext:value-type="float">
            <text:p>0,02</text:p>
          </table:table-cell>
          <table:table-cell office:value-type="float" office:value="1.7441" calcext:value-type="float">
            <text:p>1,7441</text:p>
          </table:table-cell>
          <table:table-cell table:style-name="Default" office:value-type="float" office:value="0.014" calcext:value-type="float">
            <text:p>0,0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505" calcext:value-type="float">
            <text:p>0,5505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5867" calcext:value-type="float">
            <text:p>0,5867</text:p>
          </table:table-cell>
          <table:table-cell table:style-name="Default" office:value-type="float" office:value="0.0037" calcext:value-type="float">
            <text:p>0,0037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r gamma2</text:p>
          </table:table-cell>
          <table:table-cell table:style-name="ce1" office:value-type="float" office:value="1.81653042688465" calcext:value-type="float">
            <text:p>1,8165</text:p>
          </table:table-cell>
          <table:table-cell table:style-name="ce1" office:value-type="float" office:value="0.00461969590851682" calcext:value-type="float">
            <text:p>0,0046</text:p>
          </table:table-cell>
          <table:table-cell table:style-name="ce1" office:value-type="float" office:value="1.70444861087438" calcext:value-type="float">
            <text:p>1,7044</text:p>
          </table:table-cell>
          <table:table-cell office:value-type="float" office:value="0.010749036748313" calcext:value-type="float">
            <text:p>0,0107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22" calcext:value-type="float">
            <text:p>1,22</text:p>
          </table:table-cell>
          <table:table-cell office:value-type="float" office:value="0.0167" calcext:value-type="float">
            <text:p>0,0167</text:p>
          </table:table-cell>
          <table:table-cell office:value-type="float" office:value="1.1916" calcext:value-type="float">
            <text:p>1,1916</text:p>
          </table:table-cell>
          <table:table-cell table:style-name="Default" office:value-type="float" office:value="0.0082" calcext:value-type="float">
            <text:p>0,0082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73" calcext:value-type="float">
            <text:p>0,8073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8077" calcext:value-type="float">
            <text:p>0,8077</text:p>
          </table:table-cell>
          <table:table-cell table:style-name="Default" office:value-type="float" office:value="0.0162" calcext:value-type="float">
            <text:p>0,0162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r gamma3</text:p>
          </table:table-cell>
          <table:table-cell table:style-name="ce1" office:value-type="float" office:value="1.2386968908708" calcext:value-type="float">
            <text:p>1,2387</text:p>
          </table:table-cell>
          <table:table-cell table:style-name="ce1" office:value-type="float" office:value="0.0142696408833129" calcext:value-type="float">
            <text:p>0,0143</text:p>
          </table:table-cell>
          <table:table-cell table:style-name="ce1" office:value-type="float" office:value="1.23808344682432" calcext:value-type="float">
            <text:p>1,2381</text:p>
          </table:table-cell>
          <table:table-cell office:value-type="float" office:value="0.0248321800650661" calcext:value-type="float">
            <text:p>0,0248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83244" calcext:value-type="float">
            <text:p>1,83244</text:p>
          </table:table-cell>
          <table:table-cell office:value-type="float" office:value="0.0257859155268918" calcext:value-type="float">
            <text:p>0,025785915526892</text:p>
          </table:table-cell>
          <table:table-cell table:style-name="ce1" office:value-type="float" office:value="1.70720532" calcext:value-type="float">
            <text:p>1,7072</text:p>
          </table:table-cell>
          <table:table-cell office:value-type="float" office:value="0.0135110025024496" calcext:value-type="float">
            <text:p>0,0135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2.47786885245902" calcext:value-type="float">
            <text:p>2,47786885245902</text:p>
          </table:table-cell>
          <table:table-cell office:value-type="float" office:value="0.0976772361080408" calcext:value-type="float">
            <text:p>0,097677236108041</text:p>
          </table:table-cell>
          <table:table-cell table:style-name="ce1" office:value-type="float" office:value="2.8351795904666" calcext:value-type="float">
            <text:p>2,8352</text:p>
          </table:table-cell>
          <table:table-cell office:value-type="float" office:value="0.126980882630729" calcext:value-type="float">
            <text:p>0,1270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2.32426720062295" calcext:value-type="float">
            <text:p>2,32426720062295</text:p>
          </table:table-cell>
          <table:table-cell office:value-type="float" office:value="0.0652825194043668" calcext:value-type="float">
            <text:p>0,065282519404367</text:p>
          </table:table-cell>
          <table:table-cell table:style-name="ce1" office:value-type="float" office:value="2.57060948340118" calcext:value-type="float">
            <text:p>2,5706</text:p>
          </table:table-cell>
          <table:table-cell office:value-type="float" office:value="0.0870453949747011" calcext:value-type="float">
            <text:p>0,0870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1">
          <table:table-cell table:number-columns-repeated="4"/>
          <table:table-cell table:style-name="Default" table:number-columns-repeated="4"/>
          <table:table-cell table:number-columns-repeated="7"/>
        </table:table-row>
        <table:table-row table:style-name="ro1" table:number-rows-repeated="104854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.00.0000</text:date>, <text:time style:data-style-name="N2" text:time-value="14:02:15.7355013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22:59.483753480</meta:creation-date>
    <meta:generator>LibreOffice/6.0.7.3$Linux_X86_64 LibreOffice_project/00m0$Build-3</meta:generator>
    <dc:date>2020-03-06T14:04:36.187004493</dc:date>
    <meta:editing-duration>PT1H36M56S</meta:editing-duration>
    <meta:editing-cycles>10</meta:editing-cycles>
    <meta:document-statistic meta:table-count="1" meta:cell-count="77" meta:object-count="0"/>
  </office:meta>
</office:document-meta>
</file>